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paragraph-rsid="000832a0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paragraph-rsid="0043c218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paragraph-rsid="0047e08d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paragraph-rsid="0021840b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paragraph-rsid="002b87ca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paragraph-rsid="003a00fe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paragraph-rsid="00520f83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paragraph-rsid="00a568a0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paragraph-rsid="00a6ac87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paragraph-rsid="00b2d221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2b87ca" officeooo:paragraph-rsid="002b87ca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15" style:family="paragraph" style:parent-style-name="Standard">
      <style:paragraph-properties fo:text-align="start" style:justify-single-word="false"/>
      <style:text-properties fo:font-size="14pt" fo:font-style="italic" officeooo:paragraph-rsid="0030184b" style:font-size-asian="14pt" style:font-style-asian="italic" style:font-size-complex="14pt" style:font-style-complex="italic"/>
    </style:style>
    <style:style style:name="P16" style:family="paragraph" style:parent-style-name="Standard">
      <style:paragraph-properties fo:text-align="start" style:justify-single-word="false"/>
      <style:text-properties fo:font-size="14pt" fo:font-style="italic" officeooo:paragraph-rsid="0047e08d" style:font-size-asian="14pt" style:font-style-asian="italic" style:font-size-complex="14pt" style:font-style-complex="italic"/>
    </style:style>
    <style:style style:name="P17" style:family="paragraph" style:parent-style-name="Standard">
      <style:paragraph-properties fo:text-align="start" style:justify-single-word="false"/>
      <style:text-properties fo:font-size="14pt" fo:font-style="italic" officeooo:paragraph-rsid="004e9003" style:font-size-asian="14pt" style:font-style-asian="italic" style:font-size-complex="14pt" style:font-style-complex="italic"/>
    </style:style>
    <style:style style:name="P18" style:family="paragraph" style:parent-style-name="Standard">
      <style:paragraph-properties fo:text-align="start" style:justify-single-word="false"/>
      <style:text-properties fo:font-size="14pt" fo:font-style="italic" fo:font-weight="normal" officeooo:paragraph-rsid="00520f83" style:font-size-asian="14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italic" fo:font-weight="normal" officeooo:paragraph-rsid="005779b5" style:font-size-asian="14pt" style:font-style-asian="italic" style:font-weight-asian="normal" style:font-size-complex="14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fo:font-weight="normal" officeooo:paragraph-rsid="00520f83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fo:font-weight="normal" officeooo:paragraph-rsid="00a2eea3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fo:font-weight="normal" officeooo:paragraph-rsid="0087d480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style="normal" fo:font-weight="normal" officeooo:paragraph-rsid="00bcdbf5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style="normal" fo:font-weight="normal" officeooo:paragraph-rsid="00bfca64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style="normal" fo:font-weight="normal" officeooo:paragraph-rsid="00cc01cc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style="normal" fo:font-weight="bold" officeooo:paragraph-rsid="00520f83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style="normal" fo:font-weight="bold" officeooo:paragraph-rsid="00bcdbf5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officeooo:paragraph-rsid="00bcdbf5"/>
    </style:style>
    <style:style style:name="P29" style:family="paragraph" style:parent-style-name="Standard">
      <style:paragraph-properties fo:text-align="start" style:justify-single-word="false"/>
      <style:text-properties officeooo:paragraph-rsid="00c5193e"/>
    </style:style>
    <style:style style:name="P30" style:family="paragraph" style:parent-style-name="Standard">
      <style:paragraph-properties fo:text-align="start" style:justify-single-word="false"/>
      <style:text-properties officeooo:paragraph-rsid="00d07d3c"/>
    </style:style>
    <style:style style:name="P31" style:family="paragraph" style:parent-style-name="Standard">
      <style:paragraph-properties fo:text-align="start" style:justify-single-word="false" fo:break-before="page"/>
      <style:text-properties fo:font-size="14pt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3c218" style:font-weight-asian="bold" style:font-weight-complex="bold"/>
    </style:style>
    <style:style style:name="T3" style:family="text">
      <style:text-properties fo:font-weight="bold" officeooo:rsid="002b87ca" style:font-weight-asian="bold" style:font-weight-complex="bold"/>
    </style:style>
    <style:style style:name="T4" style:family="text">
      <style:text-properties fo:font-weight="bold" officeooo:rsid="002ceef4" style:font-weight-asian="bold" style:font-weight-complex="bold"/>
    </style:style>
    <style:style style:name="T5" style:family="text">
      <style:text-properties fo:font-weight="bold" officeooo:rsid="00a2eea3" style:font-weight-asian="bold" style:font-weight-complex="bold"/>
    </style:style>
    <style:style style:name="T6" style:family="text">
      <style:text-properties fo:font-weight="bold" officeooo:rsid="00a42cf2" style:font-weight-asian="bold" style:font-weight-complex="bold"/>
    </style:style>
    <style:style style:name="T7" style:family="text">
      <style:text-properties fo:font-weight="bold" officeooo:rsid="00a568a0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a00fe" style:font-style-asian="italic" style:font-style-complex="italic"/>
    </style:style>
    <style:style style:name="T10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font-style="normal" fo:font-weight="normal" officeooo:rsid="00bcdbf5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4pt" fo:font-style="normal" fo:font-weight="normal" officeooo:rsid="0065a9a3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size="14pt" fo:font-style="normal" fo:font-weight="normal" officeooo:rsid="00c862a2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size="14pt" fo:font-style="normal" fo:font-weight="normal" officeooo:rsid="00c9ba58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size="14pt" fo:font-style="normal" fo:font-weight="normal" officeooo:rsid="00d4dc14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size="14pt" fo:font-style="normal" fo:font-weight="bold" officeooo:rsid="00bcdbf5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font-size="14pt" fo:font-style="normal" fo:font-weight="bold" officeooo:rsid="0065a9a3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size="14pt" fo:font-style="normal" fo:font-weight="bold" officeooo:rsid="00c862a2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officeooo:rsid="002b87ca"/>
    </style:style>
    <style:style style:name="T21" style:family="text">
      <style:text-properties officeooo:rsid="0031cfbe"/>
    </style:style>
    <style:style style:name="T22" style:family="text">
      <style:text-properties fo:font-weight="normal" officeooo:rsid="002ceef4" style:font-weight-asian="normal" style:font-weight-complex="normal"/>
    </style:style>
    <style:style style:name="T23" style:family="text">
      <style:text-properties fo:font-weight="normal" officeooo:rsid="00a42cf2" style:font-weight-asian="normal" style:font-weight-complex="normal"/>
    </style:style>
    <style:style style:name="T24" style:family="text">
      <style:text-properties officeooo:rsid="0043c218"/>
    </style:style>
    <style:style style:name="T25" style:family="text">
      <style:text-properties officeooo:rsid="0047e08d"/>
    </style:style>
    <style:style style:name="T26" style:family="text">
      <style:text-properties officeooo:rsid="004e9003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9b42ce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9b8e45" style:font-style-asian="normal" style:font-weight-asian="normal" style:font-style-complex="normal" style:font-weight-complex="normal"/>
    </style:style>
    <style:style style:name="T32" style:family="text">
      <style:text-properties officeooo:rsid="00a2eea3"/>
    </style:style>
    <style:style style:name="T33" style:family="text">
      <style:text-properties officeooo:rsid="00a4de0b"/>
    </style:style>
    <style:style style:name="T34" style:family="text">
      <style:text-properties officeooo:rsid="00a568a0"/>
    </style:style>
    <style:style style:name="T35" style:family="text">
      <style:text-properties officeooo:rsid="00a6ac87"/>
    </style:style>
    <style:style style:name="T36" style:family="text">
      <style:text-properties officeooo:rsid="00bcdb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8">-- 1. a. Find the total number of people who owned cars that were involved in accidents in 1989.</text:span></text:p>
      <text:p text:style-name="P2"/>
      <text:p text:style-name="P6"><text:span text:style-name="T1">select</text:span> count(distinct person.driver_id)<text:line-break/><text:span text:style-name="T1">from</text:span> person, accident, participated<text:line-break/><text:span text:style-name="T1">where</text:span> accident.date <text:span text:style-name="T1">like</text:span> '%1989%' <text:span text:style-name="T1">and</text:span> participated.report_number = accident.report_number <text:span text:style-name="T1">and</text:span> participated.driver_id = person.driver_id;</text:p>
      <text:p text:style-name="P2"/>
      <text:p text:style-name="P14">-- 1. b. Find the number of accidents in which the cars belonging to “John Smith” were involved.</text:p>
      <text:p text:style-name="P2"/>
      <text:p text:style-name="P2"><text:span text:style-name="T1">select</text:span> count(accident.report_number)</text:p>
      <text:p text:style-name="P2"><text:span text:style-name="T1">from</text:span> person, accident, participated</text:p>
      <text:p text:style-name="P2"><text:span text:style-name="T1">where</text:span> accident.report_number = participated.report_number <text:span text:style-name="T1">and</text:span> participated.driver_id = person.driver_id <text:span text:style-name="T1">and</text:span> person.name = 'John Smith'</text:p>
      <text:p text:style-name="P2"/>
      <text:p text:style-name="P14">-- 1. c. Add a new accident to the database; assume any values for required attributes.</text:p>
      <text:p text:style-name="P3"/>
      <text:p text:style-name="P2"><text:span text:style-name="T1">insert into</text:span> accident</text:p>
      <text:p text:style-name="P2"><text:span text:style-name="T1">values</text:span> ('1111234', '01-Jan-2020', 'McAllen');</text:p>
      <text:p text:style-name="P2"/>
      <text:p text:style-name="P2"><text:span text:style-name="T1">insert into</text:span> participated</text:p>
      <text:p text:style-name="P7"><text:span text:style-name="T3">select</text:span><text:span text:style-name="T20"> owns.driver_id, car.car_license, '1111234', '3000'</text:span></text:p>
      <text:p text:style-name="P13"><text:span text:style-name="T1">from</text:span> person, owns, car</text:p>
      <text:p text:style-name="P7"><text:span text:style-name="T3">where</text:span> <text:span text:style-name="T20">owns.driver_id = person.driver_id </text:span><text:span text:style-name="T3">and</text:span><text:span text:style-name="T20"> owns.car_license = <text:s/>car.car_license </text:span><text:span text:style-name="T4">and</text:span><text:span text:style-name="T22"> person.name = 'John Smith' </text:span><text:span text:style-name="T6">and</text:span><text:span text:style-name="T23"> car.model = ‘Toyota'</text:span><text:span text:style-name="T20">;</text:span></text:p>
      <text:p text:style-name="P2"/>
      <text:p text:style-name="P15">-- 1. <text:span text:style-name="T21">d</text:span>. Delete the Mazda belonging to "John Smith".</text:p>
      <text:p text:style-name="P2"/>
      <text:p text:style-name="P2"><text:span text:style-name="T1">delete from</text:span> <text:span text:style-name="T33">car</text:span></text:p>
      <text:p text:style-name="P10"><text:span text:style-name="T1">where</text:span> car.model = 'Mazda' <text:span text:style-name="T7">and</text:span><text:span text:style-name="T34"> car.car_license </text:span><text:span text:style-name="T7">in</text:span></text:p>
      <text:p text:style-name="P10">(<text:span text:style-name="T1">select</text:span> <text:span text:style-name="T35">owns.car_</text:span>license</text:p>
      <text:p text:style-name="P10"><text:tab/><text:span text:style-name="T1">from</text:span> person, owns</text:p>
      <text:p text:style-name="P11"><text:tab/><text:span text:style-name="T1">where</text:span> person.name = 'John Smith' <text:span text:style-name="T1">and</text:span> person.driver-id = owns.driver-id);</text:p>
      <text:p text:style-name="P2"/>
      <text:p text:style-name="P14">-- 1. e. Update the damage amount for the car with license number “AABB2000” in the accident with report number “AR2197” to $3000.</text:p>
      <text:p text:style-name="P2"/>
      <text:p text:style-name="P2"><text:span text:style-name="T1">update</text:span> participated, accident</text:p>
      <text:p text:style-name="P2"><text:span text:style-name="T1">set</text:span> participated.damage_amount = '3000' <text:span text:style-name="T8">-- I do not know if SQL allows dollar signs in the fields.</text:span></text:p>
      <text:p text:style-name="P2"><text:soft-page-break/><text:span text:style-name="T1">where</text:span> participated.car-license = 'AABB2000' <text:span text:style-name="T1">and</text:span> accident.report-number = 'AR2197' <text:span text:style-name="T1">and</text:span> accident.report-number = participated.report-number;</text:p>
      <text:p text:style-name="P31"/>
      <text:p text:style-name="P14">-- 2. a. Find the names of all employees who work for First Bank Corporation.</text:p>
      <text:p text:style-name="P2"/>
      <text:p text:style-name="P2"><text:span text:style-name="T1">select</text:span> employee.employee_name<text:line-break/><text:span text:style-name="T1">from</text:span> employee, works, company<text:line-break/><text:span text:style-name="T1">where</text:span> works.employee_id = employee.employee_id <text:span text:style-name="T1">and</text:span> works.company_id = company.company_id <text:span text:style-name="T1">and</text:span> company.company_name = 'First Bank Corporation';</text:p>
      <text:p text:style-name="P2"/>
      <text:p text:style-name="P8"><text:span text:style-name="T8">-- 2. </text:span><text:span text:style-name="T9">b</text:span><text:span text:style-name="T8">. Find the names and cities of residence of all employees who work for First Bank Corporation.</text:span></text:p>
      <text:p text:style-name="P2"/>
      <text:p text:style-name="P2"><text:span text:style-name="T1">select</text:span> employee.employee_name, employee.city</text:p>
      <text:p text:style-name="P2"><text:span text:style-name="T1">from</text:span> employee, works, company</text:p>
      <text:p text:style-name="P2"><text:span text:style-name="T1">where</text:span> works.employee_id = employee.employee_id <text:span text:style-name="T1">and</text:span> works.company_id = company.company_id <text:span text:style-name="T1">and</text:span> company.company_name = 'First Bank Corporation';</text:p>
      <text:p text:style-name="P2"/>
      <text:p text:style-name="P14">-- 2. c. Find the names, street addresses, and cities of residence of all employees who work for First Bank Corporation and earn more than $10,000.</text:p>
      <text:p text:style-name="P2"/>
      <text:p text:style-name="P4"><text:span text:style-name="T2">select</text:span><text:span text:style-name="T24"> employee.employee_name, employee.city, employee.street</text:span></text:p>
      <text:p text:style-name="P4"><text:span text:style-name="T1">from</text:span> employee, works, company</text:p>
      <text:p text:style-name="P4"><text:span text:style-name="T1">where</text:span> works.employee_id = employee.employee_id <text:span text:style-name="T1">and</text:span> works.company_id = company.company_id <text:span text:style-name="T1">and</text:span> company.company_name = 'First Bank Corporation' <text:span text:style-name="T2">and</text:span><text:span text:style-name="T24"> works.salary &gt; ‘10000'</text:span>;</text:p>
      <text:p text:style-name="P4"/>
      <text:p text:style-name="P16">-- 2. <text:span text:style-name="T25">d.</text:span> Find all employees in the database who live in the same cities as the companies for which they work.</text:p>
      <text:p text:style-name="P5"/>
      <text:p text:style-name="P5"><text:span text:style-name="T1">select</text:span> employee.employee_name</text:p>
      <text:p text:style-name="P5"><text:span text:style-name="T1">from</text:span> employee, works, company</text:p>
      <text:p text:style-name="P5"><text:span text:style-name="T1">where</text:span> works.employee_id = employee.employee_id <text:span text:style-name="T1">and</text:span> works.company_id = company.company_id <text:span text:style-name="T1">and</text:span> company.city = employee.city;</text:p>
      <text:p text:style-name="P5"/>
      <text:p text:style-name="P17">-- 2. <text:span text:style-name="T26">e.</text:span> Find all employees in the database who live in the same cities and on the same streets as do their managers.</text:p>
      <text:p text:style-name="P5"/>
      <text:p text:style-name="P9"><text:span text:style-name="T1">select</text:span> X.employee_name</text:p>
      <text:p text:style-name="P9"><text:span text:style-name="T1">from</text:span> employee <text:span text:style-name="T1">as</text:span> X, employee <text:span text:style-name="T1">as</text:span> Y, manages <text:span text:style-name="T1">as</text:span> M</text:p>
      <text:p text:style-name="P9"><text:span text:style-name="T1">where</text:span> M.employee_id = Y.employee_id <text:span text:style-name="T1">and</text:span> M.manager_id = X.employee_id <text:span text:style-name="T1">and</text:span> X.city = Y.city <text:span text:style-name="T1">and</text:span> X.street = Y.street;</text:p>
      <text:p text:style-name="P9"/>
      <text:p text:style-name="P9"/>
      <text:p text:style-name="P18"><text:soft-page-break/>-- 2. f. Find all employees in the database who do not work for the First Bank Corporation.</text:p>
      <text:p text:style-name="P20"/>
      <text:p text:style-name="P19"><text:span text:style-name="T28">select</text:span><text:span text:style-name="T27"> employee.employee_name<text:line-break/></text:span><text:span text:style-name="T28">from</text:span><text:span text:style-name="T27"> employee, works, company<text:line-break/></text:span><text:span text:style-name="T28">where</text:span><text:span text:style-name="T27"> employee.employee_name </text:span><text:span text:style-name="T28">not in</text:span><text:span text:style-name="T27"><text:line-break/>(</text:span><text:span text:style-name="T28">select</text:span><text:span text:style-name="T27"> employee.employee_name<text:line-break/></text:span><text:span text:style-name="T28">from</text:span><text:span text:style-name="T27"> employee, works, company<text:line-break/></text:span><text:span text:style-name="T28">where</text:span><text:span text:style-name="T27"> works.employee_id = employee.employee_id </text:span><text:span text:style-name="T28">and</text:span><text:span text:style-name="T27"> works.company_id = company.company_id </text:span><text:span text:style-name="T28">and</text:span><text:span text:style-name="T27"> company.company_name = 'First Bank Corporation');</text:span></text:p>
      <text:p text:style-name="P20"/>
      <text:p text:style-name="P18">-- 2. g. Find all employees in the database who earn more than each employee of Small Bank Corporation.</text:p>
      <text:p text:style-name="P18"/>
      <text:p text:style-name="P20"><text:span text:style-name="T1">select</text:span> employee.employee_name<text:line-break/><text:span text:style-name="T1">from</text:span> works, employee<text:line-break/><text:span text:style-name="T1">where</text:span> works.employee_id = employee.employee_id <text:span text:style-name="T1">and</text:span> <text:line-break/>works.salary <text:span text:style-name="T1">&gt; all</text:span><text:line-break/>(<text:span text:style-name="T1">select</text:span> works.salary<text:line-break/><text:span text:style-name="T1">from</text:span> works, company, employee<text:line-break/><text:span text:style-name="T1">where</text:span> company.company_name = 'Small Bank Corporation'<text:line-break/><text:span text:style-name="T1">and</text:span> works.employee_id = employee.employee_id<text:line-break/><text:span text:style-name="T1">and</text:span> works.company_id = company.company_id);</text:p>
      <text:p text:style-name="P20"/>
      <text:p text:style-name="P18">-- 2. h. Assume that the companies may be located in several cities. Find all companies located in every city in which Small Bank Corporation is located.</text:p>
      <text:p text:style-name="P20"/>
      <text:p text:style-name="P20"><text:span text:style-name="T1">select</text:span> <text:span text:style-name="T1">distinct</text:span> C1.company_name</text:p>
      <text:p text:style-name="P20"><text:span text:style-name="T1">from</text:span> company <text:span text:style-name="T1">as</text:span> C1, company <text:span text:style-name="T1">as</text:span> C2</text:p>
      <text:p text:style-name="P20"><text:span text:style-name="T1">where</text:span> C2.city <text:span text:style-name="T1">in</text:span></text:p>
      <text:p text:style-name="P9">(<text:span text:style-name="T1">select</text:span> C1.city</text:p>
      <text:p text:style-name="P9"><text:span text:style-name="T1">from</text:span> company as C1</text:p>
      <text:p text:style-name="P9"><text:span text:style-name="T1">where</text:span> C1.company_name = 'Small Bank Corporation');</text:p>
      <text:p text:style-name="P20"/>
      <text:p text:style-name="P18">-- 2. i. Find all employees who earn more than the average salary of all employees of their company.</text:p>
      <text:p text:style-name="P20"/>
      <text:p text:style-name="P22"><text:span text:style-name="T1">select</text:span> W1.salary, C1.company_name, E1.employee_name<text:line-break/><text:span text:style-name="T1">from</text:span> works <text:span text:style-name="T1">as</text:span> W1, company <text:span text:style-name="T1">as</text:span> C1, employee <text:span text:style-name="T1">as</text:span> E1<text:line-break/><text:span text:style-name="T1">where</text:span> W1.company_id = C1.company_id<text:line-break/><text:span text:style-name="T1">and</text:span> W1.employee_id = E1.employee_id<text:line-break/><text:span text:style-name="T1">and</text:span> W1.salary &gt; (select avg(W2.salary) <text:span text:style-name="T1">as</text:span> avg2_salary<text:line-break/><text:soft-page-break/><text:span text:style-name="T1">from</text:span> works as W2, company as C2<text:line-break/><text:span text:style-name="T1">where</text:span> C2.company_name = C1.company_name);</text:p>
      <text:p text:style-name="P20"/>
      <text:p text:style-name="P18">-- 2. j. Find the company that has the most employees.</text:p>
      <text:p text:style-name="P20"/>
      <text:p text:style-name="P28"><text:span text:style-name="T16">create view</text:span><text:span text:style-name="T10"> </text:span><text:span text:style-name="T11">employee_number</text:span><text:span text:style-name="T10">(company_is, </text:span><text:span text:style-name="T11">company_workers</text:span><text:span text:style-name="T10">)</text:span></text:p>
      <text:p text:style-name="P27">as</text:p>
      <text:p text:style-name="P30"><text:span text:style-name="T18">select</text:span><text:span text:style-name="T12"> C1.company_name </text:span><text:span text:style-name="T19">as</text:span><text:span text:style-name="T13"> company_is, </text:span><text:span text:style-name="T18">count</text:span><text:span text:style-name="T12">(W</text:span><text:span text:style-name="T15">1</text:span><text:span text:style-name="T12">.company_id) </text:span><text:span text:style-name="T18">as</text:span><text:span text:style-name="T12"> </text:span><text:span text:style-name="T11">company_workers</text:span><text:span text:style-name="T12"><text:line-break/></text:span><text:span text:style-name="T18">from</text:span><text:span text:style-name="T12"> works </text:span><text:span text:style-name="T18">as</text:span><text:span text:style-name="T12"> W1, company </text:span><text:span text:style-name="T18">as</text:span><text:span text:style-name="T12"> C1<text:line-break/></text:span><text:span text:style-name="T18">group by</text:span><text:span text:style-name="T12"> </text:span><text:span text:style-name="T14">C1.company_name;</text:span></text:p>
      <text:p text:style-name="P23"/>
      <text:p text:style-name="P25"><text:span text:style-name="T1">select</text:span> company_is</text:p>
      <text:p text:style-name="P24"><text:span text:style-name="T1">from</text:span> <text:span text:style-name="T36">employee_number</text:span></text:p>
      <text:p text:style-name="P29"><text:span text:style-name="T16">where </text:span><text:span text:style-name="T17">company_workers</text:span><text:span text:style-name="T10"> = (</text:span><text:span text:style-name="T16">select</text:span><text:span text:style-name="T10"> </text:span><text:span text:style-name="T17">max</text:span><text:span text:style-name="T10">(</text:span><text:span text:style-name="T11">company_workers</text:span><text:span text:style-name="T10">) </text:span><text:span text:style-name="T16">from</text:span><text:span text:style-name="T10"> </text:span><text:span text:style-name="T11">employee_number</text:span><text:span text:style-name="T10">);</text:span></text:p>
      <text:p text:style-name="P20"/>
      <text:p text:style-name="P18">-- 2. k. Find the company that has the smallest payroll.</text:p>
      <text:p text:style-name="P18"/>
      <text:p text:style-name="P20"><text:span text:style-name="T1">create view</text:span> payroll(company_is, company_salary)</text:p>
      <text:p text:style-name="P26">as</text:p>
      <text:p text:style-name="P21"><text:span text:style-name="T1">select</text:span> C1.company_name <text:span text:style-name="T5">as</text:span><text:span text:style-name="T32"> company_is</text:span>, sum(W1.salary) <text:span text:style-name="T1">as</text:span> company_salary</text:p>
      <text:p text:style-name="P20"><text:span text:style-name="T1">from</text:span> works <text:span text:style-name="T1">as</text:span> W1, company <text:span text:style-name="T1">as</text:span> C1</text:p>
      <text:p text:style-name="P20"><text:span text:style-name="T1">group by</text:span> C1.company_name;</text:p>
      <text:p text:style-name="P20"/>
      <text:p text:style-name="P20"><text:span text:style-name="T1">select</text:span> company_is</text:p>
      <text:p text:style-name="P20"><text:span text:style-name="T1">from</text:span> payroll</text:p>
      <text:p text:style-name="P12"><text:span text:style-name="T28">where company_salary</text:span><text:span text:style-name="T29"> = (</text:span><text:span text:style-name="T28">select</text:span><text:span text:style-name="T29"> </text:span><text:span text:style-name="T28">min</text:span><text:span text:style-name="T29">(company_salary) </text:span><text:span text:style-name="T28">from</text:span><text:span text:style-name="T29"> payroll);</text:span></text:p>
      <text:p text:style-name="P20"/>
      <text:p text:style-name="P18">-- 2. l. Find those companies whose employees earn a higher salary, on average, than the average of First Bank Corporation.</text:p>
      <text:p text:style-name="P18"/>
      <text:p text:style-name="P9"><text:span text:style-name="T28">select</text:span><text:span text:style-name="T29"> avg(W1.salary) </text:span><text:span text:style-name="T28">as</text:span><text:span text:style-name="T29"> avg_salary, C1.company_name<text:line-break/></text:span><text:span text:style-name="T28">from</text:span><text:span text:style-name="T29"> works </text:span><text:span text:style-name="T28">as</text:span><text:span text:style-name="T29"> W1, company </text:span><text:span text:style-name="T28">as</text:span><text:span text:style-name="T29"> C1<text:line-break/></text:span><text:span text:style-name="T28">group by</text:span><text:span text:style-name="T29"> C1.company_name<text:line-break/></text:span><text:span text:style-name="T28">having</text:span><text:span text:style-name="T29"> avg_salary &gt; (select avg(W2.salary) </text:span><text:span text:style-name="T28">as</text:span><text:span text:style-name="T29"> avg</text:span><text:span text:style-name="T30">2</text:span><text:span text:style-name="T29">_salary<text:line-break/></text:span><text:span text:style-name="T28">from</text:span><text:span text:style-name="T29"> works </text:span><text:span text:style-name="T28">as</text:span><text:span text:style-name="T29"> W2, company </text:span><text:span text:style-name="T28">as</text:span><text:span text:style-name="T29"> C</text:span><text:span text:style-name="T31">2</text:span><text:span text:style-name="T29"><text:line-break/></text:span><text:span text:style-name="T28">where</text:span><text:span text:style-name="T29"> C</text:span><text:span text:style-name="T31">2</text:span><text:span text:style-name="T29">.company_name = 'First Bank Corporation')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1T15:42:00</meta:creation-date>
    <meta:generator>LibreOffice/6.3.1.2$Windows_x86 LibreOffice_project/b79626edf0065ac373bd1df5c28bd630b4424273</meta:generator>
    <dc:date>2020-01-28T14:11:18.837000000</dc:date>
    <meta:editing-duration>PT7H57M43S</meta:editing-duration>
    <meta:editing-cycles>125</meta:editing-cycles>
    <dc:title>CSCI 4333 / 6333 Database Systems</dc:title>
    <meta:initial-creator>chen</meta:initial-creator>
    <meta:document-statistic meta:table-count="0" meta:image-count="0" meta:object-count="0" meta:page-count="6" meta:paragraph-count="72" meta:word-count="790" meta:character-count="5791" meta:non-whitespace-character-count="5069"/>
  </office:meta>
</office:document-meta>
</file>